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1E54DB3E899B5A0C056.png" manifest:media-type="image/png"/>
  <manifest:file-entry manifest:full-path="Pictures/100000000000035B000001E2A2D71D8F1634B60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812cm" fo:min-width="0.63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5cm" fo:min-width="3.1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2.727cm" svg:height="12.752cm" svg:x="1.273cm" svg:y="1.252cm">
          <draw:image xlink:href="Pictures/100000000000035B000001E2A2D71D8F1634B60F.png" xlink:type="simple" xlink:show="embed" xlink:actuate="onLoad">
            <text:p/>
          </draw:image>
        </draw:frame>
        <draw:frame draw:style-name="gr1" draw:text-style-name="P1" draw:layer="layout" svg:width="13.413cm" svg:height="12.831cm" svg:x="14cm" svg:y="6.9cm">
          <draw:image xlink:href="Pictures/10000000000001FB000001E54DB3E899B5A0C056.png" xlink:type="simple" xlink:show="embed" xlink:actuate="onLoad">
            <text:p/>
          </draw:image>
        </draw:frame>
        <draw:custom-shape draw:style-name="gr2" draw:text-style-name="P2" xml:id="id1" draw:id="id1" draw:layer="layout" svg:width="1.6cm" svg:height="1.5cm" svg:x="18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3.6cm" svg:height="0.7cm" svg:x="19.1cm" svg:y="8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cm" svg:y1="5cm" svg:x2="20.9cm" svg:y2="8cm" draw:start-shape="id1" draw:start-glue-point="8" draw:end-shape="id2" draw:end-glue-point="0" svg:d="M19300 5000l1600 3000" svg:viewBox="0 0 1601 3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07:33:35.313836714</meta:creation-date>
    <dc:date>2018-05-29T07:41:26.922615845</dc:date>
    <meta:editing-duration>PT7M53S</meta:editing-duration>
    <meta:editing-cycles>1</meta:editing-cycles>
    <meta:document-statistic meta:object-count="5"/>
    <meta:generator>LibreOffice/5.1.6.2$Linux_X86_64 LibreOffice_project/10m0$Build-2</meta:generator>
  </office:meta>
</office:document-meta>
</file>